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MSS10" svg:font-family="CMSS10" style:font-family-generic="roman" style:font-pitch="variable"/>
    <style:font-face style:name="CMSS12" svg:font-family="CMSS12"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fo:font-size="11pt" fo:language="en" fo:country="US" officeooo:rsid="0013c049" officeooo:paragraph-rsid="0013c049" style:font-size-asian="11pt" style:font-size-complex="11pt"/>
    </style:style>
    <style:style style:name="P2" style:family="paragraph" style:parent-style-name="Standard">
      <style:text-properties fo:font-size="11pt" fo:language="en" fo:country="US" officeooo:rsid="0013c049" officeooo:paragraph-rsid="0014ac01" style:font-size-asian="11pt" style:font-size-complex="11pt"/>
    </style:style>
    <style:style style:name="P3" style:family="paragraph" style:parent-style-name="Standard">
      <style:text-properties fo:font-size="11pt" fo:language="en" fo:country="US" officeooo:rsid="0014ac01" officeooo:paragraph-rsid="0014ac01" style:font-size-asian="11pt" style:font-size-complex="11pt"/>
    </style:style>
    <style:style style:name="P4" style:family="paragraph" style:parent-style-name="Standard">
      <style:text-properties fo:font-size="11pt" fo:language="en" fo:country="US" officeooo:rsid="00101a93" officeooo:paragraph-rsid="00101a93" style:font-size-asian="11pt" style:font-size-complex="11pt"/>
    </style:style>
    <style:style style:name="P5" style:family="paragraph" style:parent-style-name="Standard">
      <style:text-properties fo:font-size="11pt" fo:language="en" fo:country="US" fo:font-weight="bold" style:font-size-asian="11pt" style:font-weight-asian="bold" style:font-size-complex="11pt" style:font-weight-complex="bold"/>
    </style:style>
    <style:style style:name="P6" style:family="paragraph" style:parent-style-name="Standard">
      <style:paragraph-properties fo:text-align="start" style:justify-single-word="false"/>
      <style:text-properties fo:font-size="11pt" fo:language="en" fo:country="US" fo:font-weight="bold" style:font-size-asian="11pt" style:font-weight-asian="bold" style:font-size-complex="11pt" style:font-weight-complex="bold"/>
    </style:style>
    <style:style style:name="P7" style:family="paragraph" style:parent-style-name="Standard">
      <style:text-properties fo:font-size="11pt" fo:language="en" fo:country="US" fo:font-weight="bold" officeooo:rsid="0012cbb0" officeooo:paragraph-rsid="0012cbb0" style:font-size-asian="11pt" style:font-weight-asian="bold" style:font-size-complex="11pt" style:font-weight-complex="bold"/>
    </style:style>
    <style:style style:name="P8" style:family="paragraph" style:parent-style-name="Standard" style:list-style-name="L1">
      <style:text-properties fo:font-size="11pt" fo:language="en" fo:country="US" fo:font-weight="bold" officeooo:rsid="001d37d0" officeooo:paragraph-rsid="001d37d0" style:font-size-asian="11pt" style:font-weight-asian="bold" style:font-size-complex="11pt" style:font-weight-complex="bold"/>
    </style:style>
    <style:style style:name="P9" style:family="paragraph" style:parent-style-name="Standard">
      <style:text-properties fo:font-size="11pt" fo:language="en" fo:country="US" fo:font-weight="bold" officeooo:rsid="00214e22" officeooo:paragraph-rsid="00214e22" style:font-size-asian="11pt" style:font-weight-asian="bold" style:font-size-complex="11pt" style:font-weight-complex="bold"/>
    </style:style>
    <style:style style:name="P10" style:family="paragraph" style:parent-style-name="Standard">
      <style:text-properties fo:font-size="11pt" fo:language="en" fo:country="US" fo:font-weight="bold" officeooo:rsid="002b8cbf" officeooo:paragraph-rsid="002b8cbf" style:font-size-asian="11pt" style:font-weight-asian="bold" style:font-size-complex="11pt" style:font-weight-complex="bold"/>
    </style:style>
    <style:style style:name="P11" style:family="paragraph" style:parent-style-name="Standard">
      <style:text-properties fo:font-size="11pt" fo:language="en" fo:country="US" fo:font-weight="bold" officeooo:rsid="0012cbb0" officeooo:paragraph-rsid="0012cbb0" style:font-size-asian="9.60000038146973pt" style:font-weight-asian="bold" style:font-size-complex="11pt" style:font-weight-complex="bold"/>
    </style:style>
    <style:style style:name="P12" style:family="paragraph" style:parent-style-name="Standard">
      <style:text-properties fo:font-size="11pt" fo:language="en" fo:country="US" fo:font-weight="normal" style:font-size-asian="11pt" style:font-weight-asian="normal" style:font-size-complex="11pt" style:font-weight-complex="normal"/>
    </style:style>
    <style:style style:name="P13" style:family="paragraph" style:parent-style-name="Standard">
      <style:text-properties fo:font-size="11pt" fo:language="en" fo:country="US" fo:font-weight="normal" officeooo:paragraph-rsid="00214e22" style:font-size-asian="11pt" style:font-weight-asian="normal" style:font-size-complex="11pt" style:font-weight-complex="normal"/>
    </style:style>
    <style:style style:name="P14" style:family="paragraph" style:parent-style-name="Standard">
      <style:text-properties fo:font-size="11pt" fo:language="en" fo:country="US" fo:font-weight="normal" officeooo:paragraph-rsid="0024f38e" style:font-size-asian="11pt" style:font-weight-asian="normal" style:font-size-complex="11pt" style:font-weight-complex="normal"/>
    </style:style>
    <style:style style:name="P15" style:family="paragraph" style:parent-style-name="Standard">
      <style:text-properties fo:font-size="11pt" fo:language="en" fo:country="US" fo:font-weight="normal" officeooo:paragraph-rsid="00265292" style:font-size-asian="11pt" style:font-weight-asian="normal" style:font-size-complex="11pt" style:font-weight-complex="normal"/>
    </style:style>
    <style:style style:name="P16" style:family="paragraph" style:parent-style-name="Standard">
      <style:text-properties fo:font-size="11pt" fo:language="en" fo:country="US" fo:font-weight="normal" officeooo:paragraph-rsid="002797bc" style:font-size-asian="11pt" style:font-weight-asian="normal" style:font-size-complex="11pt" style:font-weight-complex="normal"/>
    </style:style>
    <style:style style:name="P17" style:family="paragraph" style:parent-style-name="Standard">
      <style:text-properties fo:font-size="11pt" fo:language="en" fo:country="US" fo:font-weight="normal" officeooo:rsid="002797bc" officeooo:paragraph-rsid="002797bc" style:font-size-asian="11pt" style:font-weight-asian="normal" style:font-size-complex="11pt" style:font-weight-complex="normal"/>
    </style:style>
    <style:style style:name="P18" style:family="paragraph" style:parent-style-name="Standard">
      <style:text-properties fo:font-size="11pt" fo:language="en" fo:country="US" fo:font-weight="normal" officeooo:rsid="002980e3" style:font-size-asian="11pt" style:font-weight-asian="normal" style:font-size-complex="11pt" style:font-weight-complex="normal"/>
    </style:style>
    <style:style style:name="P19" style:family="paragraph" style:parent-style-name="Standard">
      <style:text-properties fo:font-size="11pt" fo:language="en" fo:country="US" fo:font-weight="normal" officeooo:rsid="002980e3" officeooo:paragraph-rsid="002980e3" style:font-size-asian="11pt" style:font-weight-asian="normal" style:font-size-complex="11pt" style:font-weight-complex="normal"/>
    </style:style>
    <style:style style:name="P20" style:family="paragraph" style:parent-style-name="Standard">
      <style:text-properties fo:font-size="11pt" fo:language="en" fo:country="US" fo:font-weight="normal" officeooo:rsid="002a7776" officeooo:paragraph-rsid="002b8cbf" style:font-size-asian="11pt" style:font-weight-asian="normal" style:font-size-complex="11pt" style:font-weight-complex="normal"/>
    </style:style>
    <style:style style:name="P21" style:family="paragraph" style:parent-style-name="Standard">
      <style:text-properties fo:font-size="11pt" fo:language="en" fo:country="US" officeooo:rsid="00101a93" officeooo:paragraph-rsid="00101a93" style:font-size-asian="9.60000038146973pt" style:font-size-complex="11pt"/>
    </style:style>
    <style:style style:name="P22" style:family="paragraph" style:parent-style-name="Standard" style:list-style-name="L1">
      <style:text-properties fo:font-size="11pt" fo:language="en" fo:country="US" fo:font-style="italic" fo:font-weight="bold" officeooo:rsid="001d37d0" officeooo:paragraph-rsid="001d37d0" style:font-size-asian="11pt" style:font-style-asian="italic" style:font-weight-asian="bold" style:font-size-complex="11pt" style:font-style-complex="italic" style:font-weight-complex="bold"/>
    </style:style>
    <style:style style:name="P23" style:family="paragraph" style:parent-style-name="Standard">
      <style:text-properties fo:font-size="11pt" fo:language="en" fo:country="US" fo:font-style="italic" fo:font-weight="bold" officeooo:rsid="001d37d0" officeooo:paragraph-rsid="001d37d0" style:font-size-asian="11pt" style:font-style-asian="italic" style:font-weight-asian="bold" style:font-size-complex="11pt" style:font-style-complex="italic" style:font-weight-complex="bold"/>
    </style:style>
    <style:style style:name="P24" style:family="paragraph" style:parent-style-name="Standard">
      <style:text-properties officeooo:paragraph-rsid="001b393f"/>
    </style:style>
    <style:style style:name="P25" style:family="paragraph" style:parent-style-name="Standard">
      <style:text-properties officeooo:rsid="001d37d0" officeooo:paragraph-rsid="001d37d0"/>
    </style:style>
    <style:style style:name="P26" style:family="paragraph" style:parent-style-name="Standard" style:list-style-name="L1">
      <style:text-properties officeooo:rsid="001d37d0" officeooo:paragraph-rsid="001d37d0"/>
    </style:style>
    <style:style style:name="P27" style:family="paragraph" style:parent-style-name="Standard">
      <style:text-properties officeooo:paragraph-rsid="002b8cbf"/>
    </style:style>
    <style:style style:name="P28" style:family="paragraph" style:parent-style-name="Standard">
      <style:text-properties officeooo:paragraph-rsid="002bcd79"/>
    </style:style>
    <style:style style:name="T1" style:family="text">
      <style:text-properties officeooo:rsid="0012cbb0"/>
    </style:style>
    <style:style style:name="T2" style:family="text">
      <style:text-properties fo:color="#ffffff" loext:opacity="100%" style:font-name="CMSS12" fo:font-size="14.5pt" style:font-size-asian="14.5pt"/>
    </style:style>
    <style:style style:name="T3" style:family="text">
      <style:text-properties fo:color="#000000" loext:opacity="100%" style:font-name="CMSS10"/>
    </style:style>
    <style:style style:name="T4" style:family="text">
      <style:text-properties fo:font-size="11pt" fo:language="en" fo:country="US" fo:font-weight="normal" officeooo:rsid="001b393f" style:font-size-asian="11pt" style:font-weight-asian="normal" style:font-size-complex="11pt" style:font-weight-complex="normal"/>
    </style:style>
    <style:style style:name="T5" style:family="text">
      <style:text-properties fo:font-size="11pt" fo:language="en" fo:country="US" fo:font-weight="normal" officeooo:rsid="002b8cbf" style:font-size-asian="11pt" style:font-weight-asian="normal" style:font-size-complex="11pt" style:font-weight-complex="normal"/>
    </style:style>
    <style:style style:name="T6" style:family="text">
      <style:text-properties fo:font-size="11pt" fo:language="en" fo:country="US" fo:font-weight="normal" officeooo:rsid="002bcd79" style:font-size-asian="11pt" style:font-weight-asian="normal" style:font-size-complex="11pt" style:font-weight-complex="normal"/>
    </style:style>
    <style:style style:name="T7" style:family="text">
      <style:text-properties fo:font-size="11pt" fo:font-weight="normal" style:font-size-asian="11pt" style:font-weight-asian="normal" style:font-size-complex="11pt" style:font-weight-complex="normal"/>
    </style:style>
    <style:style style:name="T8" style:family="text">
      <style:text-properties fo:font-size="11pt" fo:font-weight="normal" officeooo:rsid="002b8cbf" style:font-size-asian="11pt" style:font-weight-asian="normal" style:font-size-complex="11pt" style:font-weight-complex="normal"/>
    </style:style>
    <style:style style:name="T9" style:family="text">
      <style:text-properties fo:font-size="11pt" fo:font-weight="normal" officeooo:rsid="002bcd79" style:font-size-asian="11pt" style:font-weight-asian="normal" style:font-size-complex="11pt" style:font-weight-complex="normal"/>
    </style:style>
    <style:style style:name="T10" style:family="text">
      <style:text-properties officeooo:rsid="0014ac01"/>
    </style:style>
    <style:style style:name="T11" style:family="text">
      <style:text-properties officeooo:rsid="00167d98"/>
    </style:style>
    <style:style style:name="T12" style:family="text">
      <style:text-properties officeooo:rsid="00191dad"/>
    </style:style>
    <style:style style:name="T13" style:family="text">
      <style:text-properties officeooo:rsid="00195792"/>
    </style:style>
    <style:style style:name="T14" style:family="text">
      <style:text-properties officeooo:rsid="001b393f"/>
    </style:style>
    <style:style style:name="T15" style:family="text">
      <style:text-properties fo:font-weight="normal" style:font-weight-asian="normal" style:font-weight-complex="normal"/>
    </style:style>
    <style:style style:name="T16" style:family="text">
      <style:text-properties fo:font-weight="normal" officeooo:rsid="001dfd2d" style:font-weight-asian="normal" style:font-weight-complex="normal"/>
    </style:style>
    <style:style style:name="T17" style:family="text">
      <style:text-properties fo:font-style="italic" style:font-style-asian="italic" style:font-style-complex="italic"/>
    </style:style>
    <style:style style:name="T18" style:family="text">
      <style:text-properties fo:font-style="italic" officeooo:rsid="001f6053" style:font-style-asian="italic" style:font-style-complex="italic"/>
    </style:style>
    <style:style style:name="T19" style:family="text">
      <style:text-properties fo:font-style="italic" officeooo:rsid="002797bc" style:font-style-asian="italic" style:font-style-complex="italic"/>
    </style:style>
    <style:style style:name="T20" style:family="text">
      <style:text-properties fo:font-style="italic" officeooo:rsid="00265292" style:font-style-asian="italic" style:font-style-complex="italic"/>
    </style:style>
    <style:style style:name="T21" style:family="text">
      <style:text-properties fo:font-style="italic" fo:font-weight="normal" style:font-style-asian="italic" style:font-weight-asian="normal" style:font-style-complex="italic" style:font-weight-complex="normal"/>
    </style:style>
    <style:style style:name="T22" style:family="text">
      <style:text-properties fo:font-style="normal" style:font-style-asian="normal" style:font-style-complex="normal"/>
    </style:style>
    <style:style style:name="T23" style:family="text">
      <style:text-properties fo:font-style="normal" officeooo:rsid="001f6053" style:font-style-asian="normal" style:font-style-complex="normal"/>
    </style:style>
    <style:style style:name="T24" style:family="text">
      <style:text-properties fo:font-style="normal" officeooo:rsid="002797bc" style:font-style-asian="normal" style:font-style-complex="normal"/>
    </style:style>
    <style:style style:name="T25" style:family="text">
      <style:text-properties fo:font-style="normal" officeooo:rsid="002980e3"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1dfd2d" style:font-style-asian="normal" style:font-weight-asian="normal" style:font-style-complex="normal" style:font-weight-complex="normal"/>
    </style:style>
    <style:style style:name="T28" style:family="text">
      <style:text-properties fo:font-style="normal" fo:font-weight="normal" officeooo:rsid="00214e22" style:font-style-asian="normal" style:font-weight-asian="normal" style:font-style-complex="normal" style:font-weight-complex="normal"/>
    </style:style>
    <style:style style:name="T29" style:family="text">
      <style:text-properties officeooo:rsid="001dfd2d"/>
    </style:style>
    <style:style style:name="T30" style:family="text">
      <style:text-properties officeooo:rsid="001e1491"/>
    </style:style>
    <style:style style:name="T31" style:family="text">
      <style:text-properties officeooo:rsid="001f1218"/>
    </style:style>
    <style:style style:name="T32" style:family="text">
      <style:text-properties officeooo:rsid="001f6053"/>
    </style:style>
    <style:style style:name="T33" style:family="text">
      <style:text-properties officeooo:rsid="00214e22"/>
    </style:style>
    <style:style style:name="T34" style:family="text">
      <style:text-properties officeooo:rsid="0022c791"/>
    </style:style>
    <style:style style:name="T35" style:family="text">
      <style:text-properties officeooo:rsid="00235a6e"/>
    </style:style>
    <style:style style:name="T36" style:family="text">
      <style:text-properties officeooo:rsid="0024f38e"/>
    </style:style>
    <style:style style:name="T37" style:family="text">
      <style:text-properties officeooo:rsid="00265292"/>
    </style:style>
    <style:style style:name="T38" style:family="text">
      <style:text-properties officeooo:rsid="002797bc"/>
    </style:style>
    <style:style style:name="T39" style:family="text">
      <style:text-properties officeooo:rsid="002980e3"/>
    </style:style>
    <style:style style:name="T40" style:family="text">
      <style:text-properties officeooo:rsid="002a7776"/>
    </style:style>
    <style:style style:name="T41" style:family="text">
      <style:text-properties officeooo:rsid="002b8cb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Abstract<text:span text:style-name="T1">: </text:span></text:p>
      <text:p text:style-name="P4"/>
      <text:p text:style-name="P1">Price prediction is one of the classical fields for application and evaluation of for modern innovative methods of of statistical learning. <text:span text:style-name="T10">Even if </text:span><text:span text:style-name="T14">currently</text:span><text:span text:style-name="T10"> better established, Deep Neural Networks (DNN) are still very promising and empirical research on their usage for regression tasks is </text:span><text:span text:style-name="T14">still</text:span><text:span text:style-name="T10"> relevant. </text:span></text:p>
      <text:p text:style-name="P2"><text:span text:style-name="T11">As a</text:span><text:span text:style-name="T10"> part of the statistics department’s </text:span><text:span text:style-name="T11">empirical </text:span><text:span text:style-name="T10">seminar “Statistical and Deep Learning” of the university of Göttingen</text:span>, we use InsideAirBnb’s public available data of the city of Berlin to train Deep Learning (DL) and further statistical models for prediction of the price of individual offers. <text:span text:style-name="T14">This paper aims to document each step of this process.</text:span></text:p>
      <text:p text:style-name="P2">Firstly, we <text:span text:style-name="T14">s</text:span>hortly describe the available data and then the process of cleaning and preparing the data for modeling. Thereafter, we present the steps taken to <text:span text:style-name="T10">generate further </text:span>variables for modeling by scraping <text:span text:style-name="T10">images and subsequent analysis of the images’ color temperature (CT) and perceived brightness (PB). </text:span></text:p>
      <text:p text:style-name="P3">Consequently, we describe our D<text:span text:style-name="T12">N</text:span>N architecture and further modeling techniques used for price regression. Finally, we present, interpret and discuss the attained results using classical performances measures. <text:s/>Given the nature of the project, we also describe the shaping of our decisions constrained by available information and computational and temporal resources. <text:span text:style-name="T11">Further architecture considerations and insights for DNN are presented on the appendix. </text:span></text:p>
      <text:p text:style-name="P4"/>
      <text:p text:style-name="P4"/>
      <text:p text:style-name="P5">1. <text:span text:style-name="T13">Introduction</text:span></text:p>
      <text:p text:style-name="P5"/>
      <text:p text:style-name="P10">1.1 Problem</text:p>
      <text:p text:style-name="P10"/>
      <text:p text:style-name="P27"><text:span text:style-name="T5">The central problem we attempt to address is to predict effectively the price of single Airbnb listings using public available Airbnb data stemming both from Airbnb itself and Inside AirBnb data bank. </text:span></text:p>
      <text:p text:style-name="P28"><text:span text:style-name="T5">Besides delivering good predictive performance further project goals to be attained are </text:span><text:span text:style-name="T6">interpretability</text:span><text:span text:style-name="T5"> i.e. identifying which variable contribute the most to predictive performance and </text:span><text:span text:style-name="T7">generalization</text:span><text:span text:style-name="T8"> i.e. being able to extrapolate model results to other cities without loss </text:span><text:span text:style-name="T9">of </text:span><text:span text:style-name="T8">performance and </text:span><text:span text:style-name="T9">interpretational power</text:span><text:span text:style-name="T8">. <text:s/></text:span></text:p>
      <text:p text:style-name="P9"/>
      <text:p text:style-name="P10">1.2 Data Cleaning</text:p>
      <text:p text:style-name="P10"/>
      <text:p text:style-name="P24"><text:span text:style-name="T4"><text:s/>We got assigned the city of Berlin for our project. The data in questions comes from the </text:span>Inside Airbn<text:span text:style-name="T14">b, </text:span>a<text:span text:style-name="T14">n</text:span> activist project that <text:span text:style-name="T14">attempts to record and provide data relevant to the analysis, evaluation and overall political discourse regarding AirBnb’s impact both on the housing market as well as the urban community as a whole where it operates on a short term scope \cite{inside}. </text:span></text:p>
      <text:p text:style-name="P25">The city of Berlin was assigned to us for analysis. Berlin’s “raw” data came into 3 main clusters. </text:p>
      <text:p text:style-name="P25"/>
      <text:list xml:id="list2178390771" text:style-name="L1">
        <text:list-item>
          <text:p text:style-name="P26"><text:span text:style-name="T17">Listings</text:span> consists of 74 variables of different level of measurement and type <text:span text:style-name="T29">describing the </text:span><text:span text:style-name="T30">properties</text:span><text:span text:style-name="T29">’ </text:span><text:span text:style-name="T30">type, </text:span><text:span text:style-name="T29">size and amenities, booking metrics e.g nights, </text:span><text:span text:style-name="T30">dates and count of availability and actual usage, metric reviews of single listings, informations about the host e.g. name, owned listings, text descriptions and further truthfulness aspects as well as the listings’ price. </text:span></text:p>
        </text:list-item>
        <text:list-item>
          <text:p text:style-name="P8"><text:span text:style-name="T21">Neighborhoods</text:span><text:span text:style-name="T15"> consists of 2 variables for broad and specific legal neighborhoods names. </text:span></text:p>
        </text:list-item>
        <text:list-item>
          <text:p text:style-name="P22"><text:span text:style-name="T15">Reviews </text:span><text:span text:style-name="T26">consists of 6 variables with regard to the name, the time and the actual conceived text based user review given to a single listing after usage. </text:span></text:p>
        </text:list-item>
      </text:list>
      <text:p text:style-name="P23"><text:span text:style-name="T26"/></text:p>
      <text:p text:style-name="P23"><text:span text:style-name="T26">We saw a high degree of overlapping between the </text:span><text:span text:style-name="T15">listings</text:span><text:span text:style-name="T26"> </text:span><text:span text:style-name="T27">data set and the other two available sets. Moreover,</text:span><text:span text:style-name="T16"> listings</text:span><text:span text:style-name="T27"> contained the highest amount of relevant variables for our analysis. Subsequently, we focus mainly on the former and argue about why we d</text:span><text:span text:style-name="T28">id</text:span><text:span text:style-name="T27"> or d</text:span><text:span text:style-name="T28">id</text:span><text:span text:style-name="T27"> not consider using the </text:span><text:span text:style-name="T28">variables contained in the</text:span><text:span text:style-name="T27"> latter two in each specific case. </text:span></text:p>
      <text:p text:style-name="P5"/>
      <text:p text:style-name="P13"><text:span text:style-name="T31">Aiming to</text:span><text:span text:style-name="T30"> clean </text:span><text:span text:style-name="T31">the data with the lowest possible information loss, </text:span><text:span text:style-name="T30">we </text:span><text:span text:style-name="T31">firstly followed the approach of identifying </text:span><text:span text:style-name="T33">and removing </text:span><text:span text:style-name="T31">variables that </text:span><text:span text:style-name="T33">were </text:span><text:span text:style-name="T31">r</text:span>epeated, <text:span text:style-name="T31">a</text:span>bsent <text:span text:style-name="T31">or i</text:span>rrelevant. <text:s/><text:span text:style-name="T32">The only repeated variable we found in the </text:span><text:span text:style-name="T18">listings</text:span><text:span text:style-name="T23"> set was <text:s/></text:span>"host listings count” <text:span text:style-name="T32">which equated the variable </text:span><text:s/>"host total listings count". <text:s/><text:span text:style-name="T33">T</text:span><text:span text:style-name="T32">he variable </text:span>"bathrooms", "license", "calendar updated" <text:span text:style-name="T32">were completely empty</text:span><text:span text:style-name="T33">. Considered as irrelevant were </text:span><text:span text:style-name="T32">“scrape id” </text:span><text:span text:style-name="T33">that contained the identifier assigned to each listing by Inside Air</text:span><text:span text:style-name="T36">b</text:span><text:span text:style-name="T33">nb after picture scraping. We </text:span><text:soft-page-break/><text:span text:style-name="T33">decided against variables “longitude” and “latitude” firstly because </text:span><text:span text:style-name="T34">exploratory data analysis done by the seminar’s lead and us didn’t delivered insight for relevance. Furthermore, academic research done on this topic didn’t found further evidence for believing that the listing’s location decisively affects price in polycentric urban agglomerations such as Berlin \cite{}\cite{}. Most importantly, even if we could have tested this empirically, we judged the inclusion of these variables to be detrimental t</text:span><text:span text:style-name="T35">owards</text:span><text:span text:style-name="T34"> the overall goal of model generalization, </text:span><text:span text:style-name="T35">as fitting a model including such variables would have overfitted the model towards <text:s/>Berlin’s specific geo-economic characteristics limiting its application to cities with different geographical settings. </text:span><text:span text:style-name="T38">The available neighborhood variable also further provided for a geographical based price differentiation. </text:span></text:p>
      <text:p text:style-name="P16"><text:span text:style-name="T36">The second data cleaning step</text:span><text:span text:style-name="T32"> </text:span><text:span text:style-name="T36">aimed to correctly identify and re-code </text:span><text:span text:style-name="T32">missing </text:span><text:span text:style-name="T36">and non-available</text:span><text:span text:style-name="T32"> values </text:span><text:span text:style-name="T36">in each variable as raw data came with different codings for NAs and NANs. R-Package Naniar \cite{} proved useful for this task. Subsequently, we calculated the missing rate for each variable and discarded those with a <text:s/>rate higher than 50% i.e. "neighborhood", </text:span>"neighborhood overview",<text:span text:style-name="T32"> "host neighborhood", "host response rate",</text:span>"host acceptance rate" <text:span text:style-name="T38">and </text:span><text:span text:style-name="T32"><text:s/>"host response time" </text:span><text:span text:style-name="T36">After discarding these, the next highest NA rate variable was 20.61% </text:span><text:span text:style-name="T37">which we considered as acceptable. A cleansed complete (lacking of NAs) neighborhood variable was also available </text:span><text:span text:style-name="T38">in the</text:span><text:span text:style-name="T19"> listinngs</text:span><text:span text:style-name="T20"> </text:span><text:span text:style-name="T24">set and showed a high overlap with those variables included in </text:span><text:span text:style-name="T19">neighborhoods. T</text:span><text:span text:style-name="T37">hus the removal of this variables did not seem much of a loss. </text:span></text:p>
      <text:p text:style-name="P14"/>
      <text:p text:style-name="P15"><text:span text:style-name="T37">T</text:span>rustfulness variables <text:span text:style-name="T37">i.e. variables that indicate how much a tenant can be trusted or relied upon, <text:s/>came in both metric and written form. After booking and usage, Airbnb demands both the service and the host to be rated on several dimensions both metrically on a scale from 1 to 5 (1 being the worst and 5 the best) and written with a minimum cap of words to be input \cite{}. We thought therefor as sensible to assume a high degree of correlation between these variables set i.e. metric and written reviews. Given that the latter demanded some sort of natural language processing (NLP) analysis and this work didn’t promised much reward we decided, </text:span><text:span text:style-name="T38">in a nutshell, </text:span><text:span text:style-name="T37">against </text:span><text:span text:style-name="T38">the text based ones and per extension against the </text:span><text:span text:style-name="T19">reviews </text:span><text:span text:style-name="T24">data set complement.</text:span></text:p>
      <text:p text:style-name="P12"/>
      <text:p text:style-name="P19"/>
      <text:p text:style-name="P17">Finally, we <text:span text:style-name="T40">re-coded several metric variables that were in string form and </text:span><text:s/>extracted date based variables from the <text:span text:style-name="T17">listings set. </text:span><text:span text:style-name="T22">These </text:span><text:span text:style-name="T25">required separate handling to re-code, which was aimed and attempted but, due to time constrains, fell outside the scope of the project. </text:span></text:p>
      <text:p text:style-name="P17"><text:span text:style-name="T25"/></text:p>
      <text:p text:style-name="P12"><text:span text:style-name="T39">The initial available data for Berlin consisted of </text:span>17290 observations. <text:span text:style-name="T39">After dropping all NAs, 1</text:span>2175 <text:span text:style-name="T39">observations remained. This corresponded to an overall information loss of $</text:span>29.58{\%}$. <text:span text:style-name="T39">Even if it seemed high, our sample size remained big enough to partition for modeling and validation purposes.</text:span> </text:p>
      <text:p text:style-name="P18"/>
      <text:p text:style-name="P20"><text:span text:style-name="T41">Another</text:span> important aspect of data preprocessing: normalization, either by means of standard score or feature scaling, <text:s/><text:span text:style-name="T41">was </text:span>initially included in this section. Caret, the implementation for modeling and hyper-parameter tuning we eventually orbited toward<text:span text:style-name="T41">s</text:span>, offered a diverse range of data preprocessing options including normalization. <text:span text:style-name="T41">Because of this, normalization was addressed when modeling. </text:span></text:p>
      <text:p text:style-name="P20"/>
      <text:p text:style-name="P20">model.matrix() was used for the creation of dummies. dummy-variable generation were </text:p>
      <text:p text:style-name="P6"><text:span text:style-name="T2">relevant</text:span></text:p>
      <text:p text:style-name="P6"><text:span text:style-name="T3"/></text:p>
      <text:p text:style-name="P7"/>
      <text:p text:style-name="P7">2. Project Design</text:p>
      <text:p text:style-name="P7"/>
      <text:p text:style-name="P7">3. Price Prediction</text:p>
      <text:p text:style-name="P7"/>
      <text:p text:style-name="P7">4. Results</text:p>
      <text:p text:style-name="P7"/>
      <text:p text:style-name="P7">5. Conclusions</text:p>
      <text:p text:style-name="P7"/>
      <text:p text:style-name="P11"/>
      <text:p text:style-name="P21"/>
      <text:p text:style-name="P21"/>
      <text:p text:style-name="P21"/>
      <text:p text:style-name="P2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MSS10" svg:font-family="CMSS10" style:font-family-generic="roman" style:font-pitch="variable"/>
    <style:font-face style:name="CMSS12" svg:font-family="CMSS12"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language-asian="zxx" style:country-asian="none" style:font-name-complex="Lucida Sans1" style:font-family-complex="'Lucida Sans'" style:font-family-generic-complex="swiss" style:language-complex="zxx" style:country-complex="non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S A</meta:initial-creator>
    <meta:creation-date>2022-02-28T19:33:54.996000000</meta:creation-date>
    <dc:date>2022-03-02T14:11:19.524000000</dc:date>
    <dc:creator>S A</dc:creator>
    <meta:editing-duration>PT56M31S</meta:editing-duration>
    <meta:editing-cycles>8</meta:editing-cycles>
    <meta:generator>LibreOffice/7.2.5.2$Windows_X86_64 LibreOffice_project/499f9727c189e6ef3471021d6132d4c694f357e5</meta:generator>
    <meta:document-statistic meta:table-count="0" meta:image-count="0" meta:object-count="0" meta:page-count="3" meta:paragraph-count="28" meta:word-count="1144" meta:character-count="7568" meta:non-whitespace-character-count="6424"/>
  </office:meta>
</office:document-meta>
</file>